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61mm"/>
    </style:style>
    <style:style style:name="co4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ridge #000000" fo:border-right="none" fo:border-top="0.99pt ridge #000000"/>
    </style:style>
    <style:style style:name="ce2" style:family="table-cell" style:parent-style-name="Default">
      <style:table-cell-properties fo:border-bottom="none" fo:border-left="0.99pt ridge #000000" fo:border-right="none" fo:border-top="none"/>
    </style:style>
    <style:style style:name="ce3" style:family="table-cell" style:parent-style-name="Default">
      <style:table-cell-properties fo:border-bottom="0.99pt ridge #000000" fo:border-left="0.99pt ridge #000000" fo:border-right="none" fo:border-top="none"/>
    </style:style>
    <style:style style:name="ce4" style:family="table-cell" style:parent-style-name="Default">
      <style:table-cell-properties fo:border-bottom="none" fo:border-left="none" fo:border-right="0.99pt ridge #000000" fo:border-top="0.99pt ridge #000000"/>
    </style:style>
    <style:style style:name="ce5" style:family="table-cell" style:parent-style-name="Default">
      <style:table-cell-properties fo:border-bottom="none" fo:border-left="none" fo:border-right="0.99pt ridge #000000" fo:border-top="none"/>
    </style:style>
    <style:style style:name="ce6" style:family="table-cell" style:parent-style-name="Default">
      <style:table-cell-properties fo:border-bottom="0.99pt ridge #000000" fo:border-left="none" fo:border-right="0.99pt ridge #000000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eitenbreite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-&gt; Textbreite</text:p>
          </table:table-cell>
          <table:table-cell table:formula="of:=[.B3]-[.B5]-[.B6]" office:value-type="float" office:value="175" calcext:value-type="float">
            <text:p>1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wischenraum gesamt</text:p>
          </table:table-cell>
          <table:table-cell table:formula="of:=([.B12]-1) * [.B13]" office:value-type="float" office:value="10.16" calcext:value-type="float">
            <text:p>10,16</text:p>
          </table:table-cell>
        </table:table-row>
        <table:table-row table:style-name="ro1">
          <table:table-cell office:value-type="string" calcext:value-type="string">
            <text:p>Außen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en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latz für Text</text:p>
          </table:table-cell>
          <table:table-cell table:formula="of:=[.F3]-[.F4]" office:value-type="float" office:value="164.84" calcext:value-type="float">
            <text:p>164,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tz pro Spalte</text:p>
          </table:table-cell>
          <table:table-cell table:formula="of:=[.F6]/[.B12]" office:value-type="float" office:value="54.9466666666667" calcext:value-type="float">
            <text:p>54,946666666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Bildposition1</text:p>
          </table:table-cell>
          <table:table-cell table:style-name="ce4" table:formula="of:=[.B5]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Bildposition2</text:p>
          </table:table-cell>
          <table:table-cell table:style-name="ce5" table:formula="of:=[.F10]+[.F7]+[.B13]" office:value-type="float" office:value="75.0266666666667" calcext:value-type="float">
            <text:p>75,0266666667</text:p>
          </table:table-cell>
        </table:table-row>
        <table:table-row table:style-name="ro1">
          <table:table-cell office:value-type="string" calcext:value-type="string">
            <text:p>Anzahl Spalt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Bildposition3</text:p>
          </table:table-cell>
          <table:table-cell table:style-name="ce5" table:formula="of:=[.F11]+[.B13]+[.F7]" office:value-type="float" office:value="135.053333333333" calcext:value-type="float">
            <text:p>135,0533333333</text:p>
          </table:table-cell>
        </table:table-row>
        <table:table-row table:style-name="ro1">
          <table:table-cell office:value-type="string" calcext:value-type="string">
            <text:p>Spaltenabstand</text:p>
          </table:table-cell>
          <table:table-cell office:value-type="float" office:value="5.08" calcext:value-type="float">
            <text:p>5,08</text:p>
          </table:table-cell>
          <table:table-cell table:number-columns-repeated="2"/>
          <table:table-cell table:style-name="ce2"/>
          <table:table-cell table:style-name="ce5"/>
        </table:table-row>
        <table:table-row table:style-name="ro1">
          <table:table-cell table:number-columns-repeated="4"/>
          <table:table-cell table:style-name="ce2" office:value-type="string" calcext:value-type="string">
            <text:p>Bildposition4</text:p>
          </table:table-cell>
          <table:table-cell table:style-name="ce5" table:formula="of:=[.B6]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Bildposition5</text:p>
          </table:table-cell>
          <table:table-cell table:style-name="ce5" table:formula="of:=[.F14]+[.B13]+[.F7]" office:value-type="float" office:value="80.0266666666667" calcext:value-type="float">
            <text:p>80,0266666667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Bildposition6</text:p>
          </table:table-cell>
          <table:table-cell table:style-name="ce6" table:formula="of:=[.F15]+[.B13]+[.F7]" office:value-type="float" office:value="140.053333333333" calcext:value-type="float">
            <text:p>140,05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.00.0000</text:date>, <text:time style:data-style-name="N2" text:time-value="09:45:04.6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7:59:57.090000000</meta:creation-date>
    <dc:date>2016-05-27T09:45:42.003000000</dc:date>
    <meta:editing-duration>PT15M26S</meta:editing-duration>
    <meta:editing-cycles>3</meta:editing-cycles>
    <meta:generator>LibreOffice/5.0.3.2$Windows_x86 LibreOffice_project/e5f16313668ac592c1bfb310f4390624e3dbfb75</meta:generator>
    <meta:document-statistic meta:table-count="1" meta:cell-count="30" meta:object-count="0"/>
  </office:meta>
</office:document-meta>
</file>